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5.045cm" table:align="left"/>
    </style:style>
    <style:style style:name="Таблица1.A" style:family="table-column">
      <style:table-column-properties style:column-width="2.304cm"/>
    </style:style>
    <style:style style:name="Таблица1.B" style:family="table-column">
      <style:table-column-properties style:column-width="2.595cm"/>
    </style:style>
    <style:style style:name="Таблица1.D" style:family="table-column">
      <style:table-column-properties style:column-width="3.071cm"/>
    </style:style>
    <style:style style:name="Таблица1.I" style:family="table-column">
      <style:table-column-properties style:column-width="2.674cm"/>
    </style:style>
    <style:style style:name="Таблица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Таблица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Таблица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Таблица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1.B29" style:family="table-cell">
      <style:table-cell-properties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Таблица1.A3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1.B3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able_20_Contents">
      <style:text-properties officeooo:paragraph-rsid="001e569f"/>
    </style:style>
    <style:style style:name="P4" style:family="paragraph" style:parent-style-name="Table_20_Contents">
      <style:text-properties officeooo:paragraph-rsid="00201bb0"/>
    </style:style>
    <style:style style:name="P5" style:family="paragraph" style:parent-style-name="Table_20_Contents">
      <style:text-properties officeooo:paragraph-rsid="00220a94"/>
    </style:style>
    <style:style style:name="P6" style:family="paragraph" style:parent-style-name="Table_20_Contents">
      <style:text-properties officeooo:paragraph-rsid="0022bccf"/>
    </style:style>
    <style:style style:name="P7" style:family="paragraph" style:parent-style-name="Text_20_body" style:master-page-name="HTML">
      <style:paragraph-properties fo:margin-top="0cm" fo:margin-bottom="0cm" style:contextual-spacing="false" fo:text-align="center" style:justify-single-word="false" style:page-number="auto"/>
    </style:style>
    <style:style style:name="T1" style:family="text">
      <style:text-properties fo:color="#000000" loext:opacity="100%"/>
    </style:style>
    <style:style style:name="T2" style:family="text">
      <style:text-properties officeooo:rsid="001b52b3"/>
    </style:style>
    <style:style style:name="T3" style:family="text">
      <style:text-properties officeooo:rsid="001cfe62"/>
    </style:style>
    <style:style style:name="T4" style:family="text">
      <style:text-properties officeooo:rsid="001e569f"/>
    </style:style>
    <style:style style:name="T5" style:family="text">
      <style:text-properties fo:language="en" fo:country="US" officeooo:rsid="00201bb0"/>
    </style:style>
    <style:style style:name="T6" style:family="text">
      <style:text-properties fo:language="en" fo:country="US" officeooo:rsid="00220a94"/>
    </style:style>
    <style:style style:name="T7" style:family="text">
      <style:text-properties fo:language="en" fo:country="US" officeooo:rsid="0022bccf"/>
    </style:style>
    <style:style style:name="T8" style:family="text">
      <style:text-properties officeooo:rsid="00201bb0"/>
    </style:style>
    <style:style style:name="T9" style:family="text">
      <style:text-properties fo:language="ru" fo:country="RU" officeooo:rsid="00201bb0"/>
    </style:style>
    <style:style style:name="T10" style:family="text">
      <style:text-properties fo:language="ru" fo:country="RU" officeooo:rsid="00220a94"/>
    </style:style>
    <style:style style:name="T11" style:family="text">
      <style:text-properties fo:language="ru" fo:country="RU" officeooo:rsid="0022bcc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>
        <text:changed-region xml:id="ct2003630017744" text:id="ct2003630017744">
          <text:format-change>
            <office:change-info>
              <dc:creator>&lt;анонимный&gt;</dc:creator>
              <dc:date>2022-11-13T11:41:00</dc:date>
            </office:change-info>
          </text:format-change>
        </text:changed-region>
        <text:changed-region xml:id="ct2003630017984" text:id="ct2003630017984">
          <text:insertion>
            <office:change-info>
              <dc:creator>&lt;анонимный&gt;</dc:creator>
              <dc:date>2022-11-13T11:48:42</dc:date>
            </office:change-info>
          </text:insertion>
        </text:changed-region>
        <text:changed-region xml:id="ct2003630017504" text:id="ct2003630017504">
          <text:insertion>
            <office:change-info>
              <dc:creator>&lt;анонимный&gt;</dc:creator>
              <dc:date>2022-11-13T11:41:41</dc:date>
            </office:change-info>
          </text:insertion>
        </text:changed-region>
        <text:changed-region xml:id="ct2003630343216" text:id="ct2003630343216">
          <text:insertion>
            <office:change-info>
              <dc:creator>&lt;анонимный&gt;</dc:creator>
              <dc:date>2022-11-13T11:43:01</dc:date>
            </office:change-info>
          </text:insertion>
        </text:changed-region>
        <text:changed-region xml:id="ct2003630342256" text:id="ct2003630342256">
          <text:insertion>
            <office:change-info>
              <dc:creator>&lt;анонимный&gt;</dc:creator>
              <dc:date>2022-11-13T12:27:25</dc:date>
            </office:change-info>
          </text:insertion>
        </text:changed-region>
        <text:changed-region xml:id="ct2003630341056" text:id="ct2003630341056">
          <text:insertion>
            <office:change-info>
              <dc:creator>&lt;анонимный&gt;</dc:creator>
              <dc:date>2022-11-13T12:27:52</dc:date>
            </office:change-info>
          </text:insertion>
        </text:changed-region>
        <text:changed-region xml:id="ct2003630346096" text:id="ct2003630346096">
          <text:insertion>
            <office:change-info>
              <dc:creator>&lt;анонимный&gt;</dc:creator>
              <dc:date>2022-11-13T12:27:53</dc:date>
            </office:change-info>
          </text:insertion>
        </text:changed-region>
        <text:changed-region xml:id="ct2003630341296" text:id="ct2003630341296">
          <text:insertion>
            <office:change-info>
              <dc:creator>&lt;анонимный&gt;</dc:creator>
              <dc:date>2022-11-13T11:45:32</dc:date>
            </office:change-info>
          </text:insertion>
        </text:changed-region>
        <text:changed-region xml:id="ct2003630338656" text:id="ct2003630338656">
          <text:insertion>
            <office:change-info>
              <dc:creator>&lt;анонимный&gt;</dc:creator>
              <dc:date>2022-11-13T11:50:44</dc:date>
            </office:change-info>
          </text:insertion>
        </text:changed-region>
        <text:changed-region xml:id="ct2003630339616" text:id="ct2003630339616">
          <text:insertion>
            <office:change-info>
              <dc:creator>&lt;анонимный&gt;</dc:creator>
              <dc:date>2022-11-13T11:59:2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Раздел1">
        <text:section-source xlink:href="../../../../../../Source/Repos/a567765/MODELP~1/MODELP~1/basket.htm"/>
        <text:p text:style-name="P7">Basket on 2022-11-13 11:32:57.080233</text:p>
        <table:table table:name="Таблица1" table:style-name="Таблица1">
          <table:table-column table:style-name="Таблица1.A"/>
          <table:table-column table:style-name="Таблица1.B" table:number-columns-repeated="2"/>
          <table:table-column table:style-name="Таблица1.D" table:number-columns-repeated="4"/>
          <table:table-column table:style-name="Таблица1.B"/>
          <table:table-column table:style-name="Таблица1.I"/>
          <table:table-row table:style-name="TableLine2003628945024">
            <table:table-cell table:style-name="Таблица1.A1" office:value-type="string">
              <text:p text:style-name="P2"/>
            </table:table-cell>
            <table:table-cell table:style-name="Таблица1.B1" office:value-type="string">
              <text:p text:style-name="Table_20_Heading"><text:a xlink:type="simple" xlink:href="https://aliexpress.ru/" text:style-name="Internet_20_link" text:visited-style-name="Visited_20_Internet_20_Link">ali</text:a></text:p>
            </table:table-cell>
            <table:table-cell table:style-name="Таблица1.B1" office:value-type="string">
              <text:p text:style-name="Table_20_Heading"><text:a xlink:type="simple" xlink:href="https://model-lavka.ru/" text:style-name="Internet_20_link" text:visited-style-name="Visited_20_Internet_20_Link">Model-lavka</text:a></text:p>
            </table:table-cell>
            <table:table-cell table:style-name="Таблица1.B1" office:value-type="string">
              <text:p text:style-name="Table_20_Heading"><text:a xlink:type="simple" xlink:href="https://i-modelist.ru/" text:style-name="Internet_20_link" text:visited-style-name="Visited_20_Internet_20_Link">i-modelist</text:a></text:p>
            </table:table-cell>
            <table:table-cell table:style-name="Таблица1.B1" office:value-type="string">
              <text:p text:style-name="Table_20_Heading"><text:a xlink:type="simple" xlink:href="https://www.platcdarm.ru/" text:style-name="Internet_20_link" text:visited-style-name="Visited_20_Internet_20_Link">platcdarm</text:a></text:p>
            </table:table-cell>
            <table:table-cell table:style-name="Таблица1.B1" office:value-type="string">
              <text:p text:style-name="Table_20_Heading"><text:a xlink:type="simple" xlink:href="https://lavka.modelist.spb.ru/" text:style-name="Internet_20_link" text:visited-style-name="Visited_20_Internet_20_Link">Modelist_koms</text:a></text:p>
            </table:table-cell>
            <table:table-cell table:style-name="Таблица1.B1" office:value-type="string">
              <text:p text:style-name="Table_20_Heading"><text:a xlink:type="simple" xlink:href="https://arma-models.ru/" text:style-name="Internet_20_link" text:visited-style-name="Visited_20_Internet_20_Link">Arma-models</text:a></text:p>
            </table:table-cell>
            <table:table-cell table:style-name="Таблица1.B1" office:value-type="string">
              <text:p text:style-name="Table_20_Heading"><text:a xlink:type="simple" xlink:href="https://mirmodelista.ru/" text:style-name="Internet_20_link" text:visited-style-name="Visited_20_Internet_20_Link">mirmodelista</text:a></text:p>
            </table:table-cell>
            <table:table-cell table:style-name="Таблица1.B1" office:value-type="string">
              <text:p text:style-name="Table_20_Heading"><text:a xlink:type="simple" xlink:href="https://mirmodspb.ru/" text:style-name="Internet_20_link" text:visited-style-name="Visited_20_Internet_20_Link">mirmodspb</text:a></text:p>
            </table:table-cell>
          </table:table-row>
          <table:table-row table:style-name="TableLine2003630576640">
            <table:table-cell table:style-name="Таблица1.A2" office:value-type="string">
              <text:p text:style-name="Table_20_Contents"><text:a xlink:type="simple" xlink:href="https://www.scalemates.com/kits/ustar-no-004-tiger-i-early-production-w-full-interior-wittmann-s-command-tiger--1432794" text:style-name="Internet_20_link" text:visited-style-name="Visited_20_Internet_20_Link">Tiger I Early Production w/Full Interior `Wittmann`s Command Tiger`, UStar NO-004 (2022)</text:a></text:p>
            </table:table-cell>
            <table:table-cell table:style-name="Таблица1.B2" office:value-type="string">
              <text:p text:style-name="Table_20_Contents"><text:change-start text:change-id="ct2003630017744"/><text:a xlink:type="simple" xlink:href="https://aliexpress.ru/item/1005004744912263.html?sku_id=12000030317316029" text:style-name="Internet_20_link" text:visited-style-name="Visited_20_Internet_20_Link"><text:span text:style-name="T1">2732.72</text:span></text:a><text:change-end text:change-id="ct2003630017744"/></text:p>
            </table:table-cell>
            <table:table-cell table:style-name="Таблица1.B2" office:value-type="string">
              <text:p text:style-name="Table_20_Contents"><text:a xlink:type="simple" xlink:href="https://model-lavka.ru/catalog?query=USTAR%20NO-004&amp;_csrf=&amp;name=&amp;priceFrom=&amp;priceTo=&amp;availability=&amp;availability=all&amp;scale=&amp;per-page=1" text:style-name="Internet_20_link" text:visited-style-name="Visited_20_Internet_20_Link">NOTFOUND</text:a><text:change-start text:change-id="ct2003630017984"/> <text:change-end text:change-id="ct2003630017984"/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NO-004%20USTAR%20tiger&amp;x=0&amp;y=0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www.platcdarm.ru/tovar/?q=NO-004%20USTA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NO-004%20USTAR%20tiger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USTAR%20NO-004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NO-004%20USTAR%20tiger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NO-004%20tiger" text:style-name="Internet_20_link" text:visited-style-name="Visited_20_Internet_20_Link">NOTFOUND</text:a></text:p>
            </table:table-cell>
          </table:table-row>
          <table:table-row table:style-name="TableLine2003630575280">
            <table:table-cell table:style-name="Таблица1.A2" office:value-type="string">
              <text:p text:style-name="Table_20_Contents"><text:a xlink:type="simple" xlink:href="https://www.scalemates.com/kits/takom-8006-stuh-42-and-stug-iii-ausf-g-late-production--1378024" text:style-name="Internet_20_link" text:visited-style-name="Visited_20_Internet_20_Link">StuH 42 &amp; StuG III Ausf. G Late Production, Takom 8006 (2021)</text:a></text:p>
            </table:table-cell>
            <table:table-cell table:style-name="Таблица1.B2" office:value-type="string">
              <text:p text:style-name="Table_20_Contents"><text:a xlink:type="simple" xlink:href="https://aliexpress.ru/item/1005003434881829.html?sku_id=12000025773448190" text:style-name="Internet_20_link" text:visited-style-name="Visited_20_Internet_20_Link">2129.83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AKOM%208006&amp;_csrf=&amp;name=&amp;priceFrom=&amp;priceTo=&amp;availability=&amp;availability=all&amp;scale=&amp;per-page=1" text:style-name="Internet_20_link" text:visited-style-name="Visited_20_Internet_20_Link">2130.31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006%20TAKOM%20stug&amp;x=0&amp;y=0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006%20TAKOM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8006%20TAKOM%20stug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AKOM%208006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006%20TAKOM%20stug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006%20stug" text:style-name="Internet_20_link" text:visited-style-name="Visited_20_Internet_20_Link">NOTFOUND</text:a></text:p>
            </table:table-cell>
          </table:table-row>
          <table:table-row table:style-name="TableLine2003630576912">
            <table:table-cell table:style-name="Таблица1.A2" office:value-type="string">
              <text:p text:style-name="Table_20_Contents"><text:a xlink:type="simple" xlink:href="https://www.scalemates.com/kits/takom-2159-typ-205-maeuschen--1427092" text:style-name="Internet_20_link" text:visited-style-name="Visited_20_Internet_20_Link">Typ 205 Mäuschen, Takom 2159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731063125.html?sku_id=12000030264765439" text:style-name="Internet_20_link" text:visited-style-name="Visited_20_Internet_20_Link">3115.13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AKOM%202159&amp;_csrf=&amp;name=&amp;priceFrom=&amp;priceTo=&amp;availability=&amp;availability=all&amp;scale=&amp;per-page=1" text:style-name="Internet_20_link" text:visited-style-name="Visited_20_Internet_20_Link">2868.32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2159%20TAKOM%20typ&amp;x=0&amp;y=0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www.platcdarm.ru/tovar/?q=2159%20TAKOM" text:style-name="Internet_20_link" text:visited-style-name="Visited_20_Internet_20_Link">351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2159%20TAKOM%20typ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AKOM%202159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2159%20TAKOM%20typ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2159-typ-205-mauschen" text:style-name="Internet_20_link" text:visited-style-name="Visited_20_Internet_20_Link">2530.0</text:a></text:p>
            </table:table-cell>
          </table:table-row>
          <table:table-row table:style-name="TableLine2003630575008">
            <table:table-cell table:style-name="Таблица1.A2" office:value-type="string">
              <text:p text:style-name="Table_20_Contents"><text:a xlink:type="simple" xlink:href="https://www.scalemates.com/kits/takom-2158-vk16801-p--1427090" text:style-name="Internet_20_link" text:visited-style-name="Visited_20_Internet_20_Link">VK.168.01 (P), Takom 2158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731021608.html?sku_id=12000030264699874" text:style-name="Internet_20_link" text:visited-style-name="Visited_20_Internet_20_Link">3164.13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AKOM%202158&amp;_csrf=&amp;name=&amp;priceFrom=&amp;priceTo=&amp;availability=&amp;availability=all&amp;scale=&amp;per-page=1" text:style-name="Internet_20_link" text:visited-style-name="Visited_20_Internet_20_Link">2868.32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2158%20TAKOM%20vk&amp;x=0&amp;y=0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www.platcdarm.ru/tovar/?q=2158%20TAKOM" text:style-name="Internet_20_link" text:visited-style-name="Visited_20_Internet_20_Link">351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2158%20TAKOM%20vk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AKOM%202158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2158%20TAKOM%20vk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predzakaz-2158-vk-168-01-p" text:style-name="Internet_20_link" text:visited-style-name="Visited_20_Internet_20_Link">2530.0</text:a></text:p>
            </table:table-cell>
          </table:table-row>
          <table:table-row table:style-name="TableLine2003630576368">
            <table:table-cell table:style-name="Таблица1.A2" office:value-type="string">
              <text:p text:style-name="Table_20_Contents"><text:a xlink:type="simple" xlink:href="https://www.scalemates.com/kits/takom-2127-pl-01--1226419" text:style-name="Internet_20_link" text:visited-style-name="Visited_20_Internet_20_Link">PL-01, Takom 2127 (2019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715539352.html?sku_id=12000030209845679" text:style-name="Internet_20_link" text:visited-style-name="Visited_20_Internet_20_Link">2898.75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AKOM%202127&amp;_csrf=&amp;name=&amp;priceFrom=&amp;priceTo=&amp;availability=&amp;availability=all&amp;scale=&amp;per-page=1" text:style-name="Internet_20_link" text:visited-style-name="Visited_20_Internet_20_Link">2666.3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2127%20TAKOM%20pl-01&amp;x=0&amp;y=0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www.platcdarm.ru/tovar/?q=2127%20TAKOM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2127%20TAKOM%20pl-01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AKOM%202127&amp;how=r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2127%20TAKOM%20pl-01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2127%20pl-01" text:style-name="Internet_20_link" text:visited-style-name="Visited_20_Internet_20_Link">NOTFOUND</text:a></text:p>
            </table:table-cell>
          </table:table-row>
          <table:table-row table:style-name="TableLine2003630574464">
            <table:table-cell table:style-name="Таблица1.A2" office:value-type="string">
              <text:p text:style-name="Table_20_Contents"><text:a xlink:type="simple" xlink:href="https://www.scalemates.com/kits/takom-2005-civilian-car--269237" text:style-name="Internet_20_link" text:visited-style-name="Visited_20_Internet_20_Link">German Civilian Car, Takom 2005 (2014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715535611.html?sku_id=12000030209892353" text:style-name="Internet_20_link" text:visited-style-name="Visited_20_Internet_20_Link">1859.69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AKOM%202014&amp;_csrf=&amp;name=&amp;priceFrom=&amp;priceTo=&amp;availability=&amp;availability=all&amp;scale=&amp;per-page=1" text:style-name="Internet_20_link" text:visited-style-name="Visited_20_Internet_20_Link">1567.93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2014%20TAKOM%20Transporter&amp;x=0&amp;y=0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www.platcdarm.ru/tovar/?q=2014%20TAKOM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2014%20TAKOM%20Transporter&amp;s=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AKOM%202014&amp;how=r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2014%20TAKOM%20Transporter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2014%20Transporter" text:style-name="Internet_20_link" text:visited-style-name="Visited_20_Internet_20_Link">NOTFOUND</text:a></text:p>
            </table:table-cell>
          </table:table-row>
          <table:table-row table:style-name="TableLine2003630577184">
            <table:table-cell table:style-name="Таблица1.A2" office:value-type="string">
              <text:p text:style-name="Table_20_Contents"><text:a xlink:type="simple" xlink:href="https://www.scalemates.com/kits/takom-8005-pzkpfwiii-ausfn--1294662" text:style-name="Internet_20_link" text:visited-style-name="Visited_20_Internet_20_Link">Pz.Kpfw.III Ausf.N, Takom 8005 (2020)</text:a></text:p>
            </table:table-cell>
            <table:table-cell table:style-name="Таблица1.B2" office:value-type="string">
              <text:p text:style-name="Table_20_Contents"><text:a xlink:type="simple" xlink:href="https://aliexpress.ru/item/1005001575799610.html?sku_id=12000016657639241" text:style-name="Internet_20_link" text:visited-style-name="Visited_20_Internet_20_Link">3417.94</text:a><text:change-start text:change-id="ct2003630017504"/> <text:change-end text:change-id="ct2003630017504"/></text:p>
            </table:table-cell>
            <table:table-cell table:style-name="Таблица1.B2" office:value-type="string">
              <text:p text:style-name="Table_20_Contents"><text:a xlink:type="simple" xlink:href="https://model-lavka.ru/catalog?query=TAKOM%208005&amp;_csrf=&amp;name=&amp;priceFrom=&amp;priceTo=&amp;availability=&amp;availability=all&amp;scale=&amp;per-page=1" text:style-name="Internet_20_link" text:visited-style-name="Visited_20_Internet_20_Link">2575.3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005%20TAKOM%20&amp;x=0&amp;y=0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005%20TAKOM" text:style-name="Internet_20_link" text:visited-style-name="Visited_20_Internet_20_Link">3818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8005%20TAKOM%20&amp;s=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AKOM%208005&amp;how=r" text:style-name="Internet_20_link" text:visited-style-name="Visited_20_Internet_20_Link">3309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005%20TAKOM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398548815" text:style-name="Internet_20_link" text:visited-style-name="Visited_20_Internet_20_Link">590.0</text:a></text:p>
            </table:table-cell>
          </table:table-row>
          <table:table-row table:style-name="TableLine2003630575552">
            <table:table-cell table:style-name="Таблица1.A2" office:value-type="string">
              <text:p text:style-name="Table_20_Contents"><text:a xlink:type="simple" xlink:href="https://www.scalemates.com/kits/takom-2157-o-i--1427088" text:style-name="Internet_20_link" text:visited-style-name="Visited_20_Internet_20_Link">150 ton O-I, Takom 2157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715913037.html?sku_id=12000030211206439" text:style-name="Internet_20_link" text:visited-style-name="Visited_20_Internet_20_Link">3894.94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AKOM%202157&amp;_csrf=&amp;name=&amp;priceFrom=&amp;priceTo=&amp;availability=&amp;availability=all&amp;scale=&amp;per-page=1" text:style-name="Internet_20_link" text:visited-style-name="Visited_20_Internet_20_Link">3228.68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2157%20TAKOM%20o-i&amp;x=0&amp;y=0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www.platcdarm.ru/tovar/?q=2157%20TAKOM" text:style-name="Internet_20_link" text:visited-style-name="Visited_20_Internet_20_Link">396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2157%20TAKOM%20o-i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AKOM%202157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2157%20TAKOM%20o-i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2157%20o-i" text:style-name="Internet_20_link" text:visited-style-name="Visited_20_Internet_20_Link">NOTFOUND</text:a></text:p>
            </table:table-cell>
          </table:table-row>
          <table:table-row table:style-name="TableLine2003630575824">
            <table:table-cell table:style-name="Таблица1.A2" office:value-type="string">
              <text:p text:style-name="Table_20_Contents"><text:a xlink:type="simple" xlink:href="https://www.scalemates.com/kits/rye-field-model-rm-5001u-tiger-i-initial-production--1330595" text:style-name="Internet_20_link" text:visited-style-name="Visited_20_Internet_20_Link">Tiger I Initial Production, Rye Field Model RM-5001U (2021)</text:a></text:p>
            </table:table-cell>
            <table:table-cell table:style-name="Таблица1.B2" office:value-type="string">
              <text:p text:style-name="Table_20_Contents"><text:a xlink:type="simple" xlink:href="https://aliexpress.ru/item/33021865085.html?sku_id=67282116301" text:style-name="Internet_20_link" text:visited-style-name="Visited_20_Internet_20_Link">3736.38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Rye%20Field%20Model%20RM-5001U&amp;_csrf=&amp;name=&amp;priceFrom=&amp;priceTo=&amp;availability=&amp;availability=all&amp;scale=&amp;per-page=1" text:style-name="Internet_20_link" text:visited-style-name="Visited_20_Internet_20_Link">2725.45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RM-5001U%20Rye%20Field%20Model%20tiger&amp;x=0&amp;y=0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www.platcdarm.ru/tovar/?q=RM-5001U%20Rye%20Field%20Model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RM-5001U%20Rye%20Field%20Model%20tiger&amp;s=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arma-models.ru/catalog/?q=Rye%20Field%20Model%20RM-5001U&amp;how=r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RM-5001U%20Rye%20Field%20Model%20tiger%22" text:style-name="Internet_20_link" text:visited-style-name="Visited_20_Internet_20_Link">3111.0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RM-5001U%20tiger" text:style-name="Internet_20_link" text:visited-style-name="Visited_20_Internet_20_Link">NOTFOUND</text:a></text:p>
            </table:table-cell>
          </table:table-row>
          <table:table-row table:style-name="TableLine2003630574192">
            <table:table-cell table:style-name="Таблица1.A2" office:value-type="string">
              <text:p text:style-name="Table_20_Contents"><text:a xlink:type="simple" xlink:href="https://www.scalemates.com/kits/rye-field-model-rm-5088-stugiii-ausfg-late-production--1417990" text:style-name="Internet_20_link" text:visited-style-name="Visited_20_Internet_20_Link">StuG.III Ausf.G Late Production, Rye Field Model RM-5088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433422355.html?sku_id=12000029167116830" text:style-name="Internet_20_link" text:visited-style-name="Visited_20_Internet_20_Link">3734.35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Rye%20Field%20Model%20RM-5088&amp;_csrf=&amp;name=&amp;priceFrom=&amp;priceTo=&amp;availability=&amp;availability=all&amp;scale=&amp;per-page=1" text:style-name="Internet_20_link" text:visited-style-name="Visited_20_Internet_20_Link">3893.8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RM-5088%20Rye%20Field%20Model%20stug&amp;x=0&amp;y=0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www.platcdarm.ru/tovar/?q=RM-5088%20Rye%20Field%20Model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RM-5088%20Rye%20Field%20Model%20stug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Rye%20Field%20Model%20RM-5088&amp;how=r" text:style-name="Internet_20_link" text:visited-style-name="Visited_20_Internet_20_Link">5005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RM-5088%20Rye%20Field%20Model%20stug%22" text:style-name="Internet_20_link" text:visited-style-name="Visited_20_Internet_20_Link">4440.0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rm-5088-stuh42-stug-iii-ausf-g-late-production-full-interior" text:style-name="Internet_20_link" text:visited-style-name="Visited_20_Internet_20_Link">4130.0</text:a></text:p>
            </table:table-cell>
          </table:table-row>
          <table:table-row table:style-name="TableLine2003630590640">
            <table:table-cell table:style-name="Таблица1.A2" office:value-type="string">
              <text:p text:style-name="Table_20_Contents"><text:a xlink:type="simple" xlink:href="https://www.scalemates.com/kits/rye-field-model-rm-5041-kv-1-model-1942--1269561" text:style-name="Internet_20_link" text:visited-style-name="Visited_20_Internet_20_Link">KV-1 Model 1942, Rye Field Model RM-5041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343680123.html?sku_id=12000028835680844" text:style-name="Internet_20_link" text:visited-style-name="Visited_20_Internet_20_Link">3227.41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Rye%20Field%20Model%20RM-5041&amp;_csrf=&amp;name=&amp;priceFrom=&amp;priceTo=&amp;availability=&amp;availability=all&amp;scale=&amp;per-page=1" text:style-name="Internet_20_link" text:visited-style-name="Visited_20_Internet_20_Link">2898.35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RM-5041%20Rye%20Field%20Model%20&amp;x=0&amp;y=0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www.platcdarm.ru/tovar/?q=RM-5041%20Rye%20Field%20Model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RM-5041%20Rye%20Field%20Model%20&amp;s=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arma-models.ru/catalog/?q=Rye%20Field%20Model%20RM-5041&amp;how=r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RM-5041%20Rye%20Field%20Model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RM-5041%20" text:style-name="Internet_20_link" text:visited-style-name="Visited_20_Internet_20_Link">NOTFOUND</text:a></text:p>
            </table:table-cell>
          </table:table-row>
          <table:table-row table:style-name="TableLine2003630589008">
            <table:table-cell table:style-name="Таблица1.A2" office:value-type="string">
              <text:p text:style-name="Table_20_Contents"><text:a xlink:type="simple" xlink:href="https://www.scalemates.com/kits/zvezda-5071-russian-main-battle-tank-t-72b3--1392406" text:style-name="Internet_20_link" text:visited-style-name="Visited_20_Internet_20_Link">Russian Main Battle Tank T-72B3, Zvezda 5071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3764891430.html?sku_id=12000027088152546" text:style-name="Internet_20_link" text:visited-style-name="Visited_20_Internet_20_Link">536.62</text:a><text:change-start text:change-id="ct2003630343216"/> <text:change-end text:change-id="ct2003630343216"/></text:p>
            </table:table-cell>
            <table:table-cell table:style-name="Таблица1.B2" office:value-type="string">
              <text:p text:style-name="Table_20_Contents"><text:a xlink:type="simple" xlink:href="https://model-lavka.ru/catalog?query=Звезда%205071&amp;_csrf=&amp;name=&amp;priceFrom=&amp;priceTo=&amp;availability=&amp;availability=all&amp;scale=&amp;per-page=1" text:style-name="Internet_20_link" text:visited-style-name="Visited_20_Internet_20_Link">1092.0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5071%20Звезда%20Танк&amp;x=0&amp;y=0" text:style-name="Internet_20_link" text:visited-style-name="Visited_20_Internet_20_Link">1200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5071%20Звезда" text:style-name="Internet_20_link" text:visited-style-name="Visited_20_Internet_20_Link">120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5071%20Звезда%20Танк&amp;s=" text:style-name="Internet_20_link" text:visited-style-name="Visited_20_Internet_20_Link">120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Звезда%205071&amp;how=r" text:style-name="Internet_20_link" text:visited-style-name="Visited_20_Internet_20_Link">NOTFOUND</text:a><text:change-start text:change-id="ct2003630342256"/> –<text:span text:style-name="T7"> </text:span><text:span text:style-name="T11">кодировка фразы поиска</text:span><text:change-end text:change-id="ct2003630342256"/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5071%20Звезда%20Танк%22" text:style-name="Internet_20_link" text:visited-style-name="Visited_20_Internet_20_Link">1100.0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5071-rossijskij-osnovnoj-boevoj-tank-t-72b3" text:style-name="Internet_20_link" text:visited-style-name="Visited_20_Internet_20_Link">1200.0</text:a></text:p>
            </table:table-cell>
          </table:table-row>
          <table:table-row table:style-name="TableLine2003630590912">
            <table:table-cell table:style-name="Таблица1.A2" office:value-type="string">
              <text:p text:style-name="Table_20_Contents"><text:a xlink:type="simple" xlink:href="https://www.scalemates.com/kits/zvezda-3657-kamaz-43509--1392015" text:style-name="Internet_20_link" text:visited-style-name="Visited_20_Internet_20_Link">Truck KAMAZ-43509, Zvezda 3657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892376663.html?sku_id=12000030916174709" text:style-name="Internet_20_link" text:visited-style-name="Visited_20_Internet_20_Link">2816.0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Звезда%203657&amp;_csrf=&amp;name=&amp;priceFrom=&amp;priceTo=&amp;availability=&amp;availability=all&amp;scale=&amp;per-page=1" text:style-name="Internet_20_link" text:visited-style-name="Visited_20_Internet_20_Link">2912.0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3657%20Звезда%20автомобиль&amp;x=0&amp;y=0" text:style-name="Internet_20_link" text:visited-style-name="Visited_20_Internet_20_Link">3190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3657%20Звезда" text:style-name="Internet_20_link" text:visited-style-name="Visited_20_Internet_20_Link">319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3657%20Звезда%20автомобиль&amp;s=" text:style-name="Internet_20_link" text:visited-style-name="Visited_20_Internet_20_Link">3190.0</text:a></text:p>
            </table:table-cell>
            <table:table-cell table:style-name="Таблица1.B2" office:value-type="string">
              <text:p text:style-name="P6"><text:a xlink:type="simple" xlink:href="https://arma-models.ru/catalog/?q=Звезда%203657&amp;how=r" text:style-name="Internet_20_link" text:visited-style-name="Visited_20_Internet_20_Link">NOTFOUND</text:a><text:change-start text:change-id="ct2003630341056"/>–<text:span text:style-name="T7"> </text:span><text:span text:style-name="T11">кодировка фразы поиска</text:span><text:change-end text:change-id="ct2003630341056"/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3657%20Звезда%20автомобиль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3657-avtomobil-kamaz-43509-1-35" text:style-name="Internet_20_link" text:visited-style-name="Visited_20_Internet_20_Link">3190.0</text:a></text:p>
            </table:table-cell>
          </table:table-row>
          <table:table-row table:style-name="TableLine2003630589280">
            <table:table-cell table:style-name="Таблица1.A2" office:value-type="string">
              <text:p text:style-name="Table_20_Contents"><text:a xlink:type="simple" xlink:href="https://www.scalemates.com/kits/zvezda-3650-dump-truck-kamaz-65115--1392013" text:style-name="Internet_20_link" text:visited-style-name="Visited_20_Internet_20_Link">Dump Truck KamAZ 65115, Zvezda 3650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654288707.html?sku_id=12000029993713600" text:style-name="Internet_20_link" text:visited-style-name="Visited_20_Internet_20_Link">3408.0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Звезда%203650&amp;_csrf=&amp;name=&amp;priceFrom=&amp;priceTo=&amp;availability=&amp;availability=all&amp;scale=&amp;per-page=1" text:style-name="Internet_20_link" text:visited-style-name="Visited_20_Internet_20_Link">2902.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3650%20Звезда%20самосвал&amp;x=0&amp;y=0" text:style-name="Internet_20_link" text:visited-style-name="Visited_20_Internet_20_Link">3190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3650%20Звезда" text:style-name="Internet_20_link" text:visited-style-name="Visited_20_Internet_20_Link">319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3650%20Звезда%20самосвал&amp;s=" text:style-name="Internet_20_link" text:visited-style-name="Visited_20_Internet_20_Link">3190.0</text:a></text:p>
            </table:table-cell>
            <table:table-cell table:style-name="Таблица1.B2" office:value-type="string">
              <text:p text:style-name="P6"><text:a xlink:type="simple" xlink:href="https://arma-models.ru/catalog/?q=Звезда%203650&amp;how=r" text:style-name="Internet_20_link" text:visited-style-name="Visited_20_Internet_20_Link">NOTFOUND</text:a><text:change-start text:change-id="ct2003630346096"/>–<text:span text:style-name="T7"> </text:span><text:span text:style-name="T11">кодировка фразы поиска</text:span><text:change-end text:change-id="ct2003630346096"/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3650%20Звезда%20самосвал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3650-kamaz-65115-samosval" text:style-name="Internet_20_link" text:visited-style-name="Visited_20_Internet_20_Link">3190.0</text:a></text:p>
            </table:table-cell>
          </table:table-row>
          <table:table-row table:style-name="TableLine2003630589552">
            <table:table-cell table:style-name="Таблица1.A2" office:value-type="string">
              <text:p text:style-name="Table_20_Contents"><text:a xlink:type="simple" xlink:href="https://www.scalemates.com/kits/hobbyboss-81730-p-61a-black-widow--319497" text:style-name="Internet_20_link" text:visited-style-name="Visited_20_Internet_20_Link">P-61A Black Widow, HobbyBoss 81730 (2014)</text:a></text:p>
            </table:table-cell>
            <table:table-cell table:style-name="Таблица1.B2" office:value-type="string">
              <text:p text:style-name="Table_20_Contents"><text:a xlink:type="simple" xlink:href="https://aliexpress.ru/item/1005003886616499.html?sku_id=12000027389562194" text:style-name="Internet_20_link" text:visited-style-name="Visited_20_Internet_20_Link">380.0</text:a><text:change-start text:change-id="ct2003630341296"/> — <text:span text:style-name="T3">Не тот товар. Добавить в строку поиска слова??</text:span><text:change-end text:change-id="ct2003630341296"/></text:p>
            </table:table-cell>
            <table:table-cell table:style-name="Таблица1.B2" office:value-type="string">
              <text:p text:style-name="Table_20_Contents"><text:a xlink:type="simple" xlink:href="https://model-lavka.ru/catalog?query=HobbyBoss%2081730&amp;_csrf=&amp;name=&amp;priceFrom=&amp;priceTo=&amp;availability=&amp;availability=all&amp;scale=&amp;per-page=1" text:style-name="Internet_20_link" text:visited-style-name="Visited_20_Internet_20_Link">NOTFOUND</text:a><text:change-start text:change-id="ct2003630338656"/> <text:change-end text:change-id="ct2003630338656"/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1730%20HobbyBoss%20&amp;x=0&amp;y=0" text:style-name="Internet_20_link" text:visited-style-name="Visited_20_Internet_20_Link">3451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1730%20HobbyBoss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81730%20HobbyBoss%20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P6"><text:a xlink:type="simple" xlink:href="https://arma-models.ru/catalog/?q=HobbyBoss%2081730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1730%20HobbyBoss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1730%20" text:style-name="Internet_20_link" text:visited-style-name="Visited_20_Internet_20_Link">NOTFOUND</text:a></text:p>
            </table:table-cell>
          </table:table-row>
          <table:table-row table:style-name="TableLine2003630589824">
            <table:table-cell table:style-name="Таблица1.A2" office:value-type="string">
              <text:p text:style-name="Table_20_Contents"><text:a xlink:type="simple" xlink:href="https://www.scalemates.com/kits/hobbyboss-85528-10-mil-gl-truck--1415755" text:style-name="Internet_20_link" text:visited-style-name="Visited_20_Internet_20_Link">10 mil gl Truck, HobbyBoss 85528 (2022)</text:a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HobbyBoss%2085528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P3"><text:a xlink:type="simple" xlink:href="https://model-lavka.ru/catalog?query=HobbyBoss%2085528&amp;_csrf=&amp;name=&amp;priceFrom=&amp;priceTo=&amp;availability=&amp;availability=all&amp;scale=&amp;per-page=1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5528%20HobbyBoss%20&amp;x=0&amp;y=0" text:style-name="Internet_20_link" text:visited-style-name="Visited_20_Internet_20_Link">4754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5528%20HobbyBoss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P5"><text:a xlink:type="simple" xlink:href="https://lavka.modelist.spb.ru/search/index.php?q=85528%20HobbyBoss%20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P6"><text:a xlink:type="simple" xlink:href="https://arma-models.ru/catalog/?q=HobbyBoss%2085528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5528%20HobbyBoss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5528%20" text:style-name="Internet_20_link" text:visited-style-name="Visited_20_Internet_20_Link">NOTFOUND</text:a></text:p>
            </table:table-cell>
          </table:table-row>
          <table:table-row table:style-name="TableLine2003630587376">
            <table:table-cell table:style-name="Таблица1.A2" office:value-type="string">
              <text:p text:style-name="Table_20_Contents"><text:a xlink:type="simple" xlink:href="https://www.scalemates.com/kits/hobbyboss-82941-152mm-shkh-dana-vz77--1257539" text:style-name="Internet_20_link" text:visited-style-name="Visited_20_Internet_20_Link">152mm ShkH DANA vz.77, HobbyBoss 82941 (2022)</text:a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HobbyBoss%2082941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P3"><text:a xlink:type="simple" xlink:href="https://model-lavka.ru/catalog?query=HobbyBoss%2082941&amp;_csrf=&amp;name=&amp;priceFrom=&amp;priceTo=&amp;availability=&amp;availability=all&amp;scale=&amp;per-page=1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82941%20HobbyBoss%20&amp;x=0&amp;y=0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www.platcdarm.ru/tovar/?q=82941%20HobbyBoss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P5"><text:a xlink:type="simple" xlink:href="https://lavka.modelist.spb.ru/search/index.php?q=82941%20HobbyBoss%20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P6"><text:a xlink:type="simple" xlink:href="https://arma-models.ru/catalog/?q=HobbyBoss%2082941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82941%20HobbyBoss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82941%20" text:style-name="Internet_20_link" text:visited-style-name="Visited_20_Internet_20_Link">NOTFOUND</text:a></text:p>
            </table:table-cell>
          </table:table-row>
          <table:table-row table:style-name="TableLine2003630590096">
            <table:table-cell table:style-name="Таблица1.A2" office:value-type="string">
              <text:p text:style-name="Table_20_Contents"><text:a xlink:type="simple" xlink:href="https://www.scalemates.com/search.php?fkSECTION[]=Kits&amp;q=AVD%20Models%201553AVD&amp;fkTYPENAME[]=%22Full%20kits%22" text:style-name="Internet_20_link" text:visited-style-name="Visited_20_Internet_20_Link">AVD Models 1553AVD </text:a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AVD%20Models%201553AVD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AVD%20Models%201553AVD&amp;_csrf=&amp;name=&amp;priceFrom=&amp;priceTo=&amp;availability=&amp;availability=all&amp;scale=&amp;per-page=1" text:style-name="Internet_20_link" text:visited-style-name="Visited_20_Internet_20_Link">1501.5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1553AVD%20AVD%20Models%20&amp;x=0&amp;y=0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www.platcdarm.ru/tovar/?q=1553AVD%20AVD%20Models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1553AVD%20AVD%20Models%20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AVD%20Models%201553AVD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1553AVD%20AVD%20Models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1553AVD%20" text:style-name="Internet_20_link" text:visited-style-name="Visited_20_Internet_20_Link">NOTFOUND</text:a></text:p>
            </table:table-cell>
          </table:table-row>
          <table:table-row table:style-name="TableLine2003630587648">
            <table:table-cell table:style-name="Таблица1.A2" office:value-type="string">
              <text:p text:style-name="Table_20_Contents"><text:a xlink:type="simple" xlink:href="https://www.scalemates.com/kits/icm-ds7202-over-all-spain-sky-is-clear--1398601" text:style-name="Internet_20_link" text:visited-style-name="Visited_20_Internet_20_Link">"Over all of Spain, the sky is clear", ICM DS7202 (2022)</text:a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ICM%20DS720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ICM%20DS7202&amp;_csrf=&amp;name=&amp;priceFrom=&amp;priceTo=&amp;availability=&amp;availability=all&amp;scale=&amp;per-page=1" text:style-name="Internet_20_link" text:visited-style-name="Visited_20_Internet_20_Link">2076.62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DS7202%20ICM%20&amp;x=0&amp;y=0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www.platcdarm.ru/tovar/?q=DS7202%20ICM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DS7202%20ICM%20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ICM%20DS7202&amp;how=r" text:style-name="Internet_20_link" text:visited-style-name="Visited_20_Internet_20_Link">2805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DS7202%20ICM%20%22" text:style-name="Internet_20_link" text:visited-style-name="Visited_20_Internet_20_Link">2177.0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DS7202%20" text:style-name="Internet_20_link" text:visited-style-name="Visited_20_Internet_20_Link">NOTFOUND</text:a></text:p>
            </table:table-cell>
          </table:table-row>
          <table:table-row table:style-name="TableLine2003630590368">
            <table:table-cell table:style-name="Таблица1.A2" office:value-type="string">
              <text:p text:style-name="Table_20_Contents"><text:a xlink:type="simple" xlink:href="https://www.scalemates.com/kits/italeri-286-pzkpfwvi-tiger-ausfe-tp--282547" text:style-name="Internet_20_link" text:visited-style-name="Visited_20_Internet_20_Link">Pz.Kpfw.VI Tiger Ausf.E (Tp ), Italeri 286 (2010)</text:a><text:change-start text:change-id="ct2003630339616"/> –<text:span text:style-name="T5"> </text:span><text:span text:style-name="T9">на </text:span><text:span text:style-name="T5">scalemates </text:span><text:span text:style-name="T9">артикулы без 0 в начале — нужен оверрайд</text:span><text:change-end text:change-id="ct2003630339616"/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Italeri%20286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Italeri%20286&amp;_csrf=&amp;name=&amp;priceFrom=&amp;priceTo=&amp;availability=&amp;availability=all&amp;scale=&amp;per-page=1" text:style-name="Internet_20_link" text:visited-style-name="Visited_20_Internet_20_Link">2384.2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286%20Italeri%20&amp;x=0&amp;y=0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www.platcdarm.ru/tovar/?q=286%20Italeri" text:style-name="Internet_20_link" text:visited-style-name="Visited_20_Internet_20_Link">252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286%20Italeri%20&amp;s=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arma-models.ru/catalog/?q=Italeri%20286&amp;how=r" text:style-name="Internet_20_link" text:visited-style-name="Visited_20_Internet_20_Link">2907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286%20Italeri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sf286-mr-surfacer-1200-gruntovka-40ml" text:style-name="Internet_20_link" text:visited-style-name="Visited_20_Internet_20_Link">390.0</text:a></text:p>
            </table:table-cell>
          </table:table-row>
          <table:table-row table:style-name="TableLine2003630587920">
            <table:table-cell table:style-name="Таблица1.A2" office:value-type="string">
              <text:p text:style-name="Table_20_Contents"><text:a xlink:type="simple" xlink:href="https://www.scalemates.com/kits/trumpeter-09558-bmp-2m-berezhok-turret--1404951" text:style-name="Internet_20_link" text:visited-style-name="Visited_20_Internet_20_Link">Russian BMP-2M Berezhok Turret, Trumpeter 09558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756893880.html?sku_id=12000030355013760" text:style-name="Internet_20_link" text:visited-style-name="Visited_20_Internet_20_Link">3434.95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rumpeter%2009558&amp;_csrf=&amp;name=&amp;priceFrom=&amp;priceTo=&amp;availability=&amp;availability=all&amp;scale=&amp;per-page=1" text:style-name="Internet_20_link" text:visited-style-name="Visited_20_Internet_20_Link">2912.0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09558%20Trumpeter%20&amp;x=0&amp;y=0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www.platcdarm.ru/tovar/?q=09558%20Trumpeter" text:style-name="Internet_20_link" text:visited-style-name="Visited_20_Internet_20_Link">305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09558%20Trumpeter%20&amp;s=" text:style-name="Internet_20_link" text:visited-style-name="Visited_20_Internet_20_Link">249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rumpeter%2009558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09558%20Trumpeter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predzakaz-09558-bmp-2m-s-boevym-modulem-berezhok" text:style-name="Internet_20_link" text:visited-style-name="Visited_20_Internet_20_Link">2550.0</text:a></text:p>
            </table:table-cell>
          </table:table-row>
          <table:table-row table:style-name="TableLine2003630588192">
            <table:table-cell table:style-name="Таблица1.A2" office:value-type="string">
              <text:p text:style-name="Table_20_Contents"><text:a xlink:type="simple" xlink:href="https://www.scalemates.com/kits/trumpeter-01082-15u175-tel-rs-12m1-topol-m--1265848" text:style-name="Internet_20_link" text:visited-style-name="Visited_20_Internet_20_Link">15U175 TEL of RS-12M1 Topol-M, Trumpeter 01082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580259236.html?sku_id=12000029703307650" text:style-name="Internet_20_link" text:visited-style-name="Visited_20_Internet_20_Link">12642.21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rumpeter%2001082&amp;_csrf=&amp;name=&amp;priceFrom=&amp;priceTo=&amp;availability=&amp;availability=all&amp;scale=&amp;per-page=1" text:style-name="Internet_20_link" text:visited-style-name="Visited_20_Internet_20_Link">13775.58</text:a></text:p>
            </table:table-cell>
            <table:table-cell table:style-name="Таблица1.B2" office:value-type="string">
              <text:p text:style-name="P4"><text:a xlink:type="simple" xlink:href="https://i-modelist.ru/search.html?all=1&amp;q=01082%20Trumpeter%20&amp;x=0&amp;y=0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www.platcdarm.ru/tovar/?q=01082%20Trumpeter" text:style-name="Internet_20_link" text:visited-style-name="Visited_20_Internet_20_Link">14800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01082%20Trumpeter%20&amp;s=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rumpeter%2001082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01082%20Trumpeter%20%22" text:style-name="Internet_20_link" text:visited-style-name="Visited_20_Internet_20_Link">15084.0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01082%20" text:style-name="Internet_20_link" text:visited-style-name="Visited_20_Internet_20_Link">NOTFOUND</text:a></text:p>
            </table:table-cell>
          </table:table-row>
          <table:table-row table:style-name="TableLine2003630588464">
            <table:table-cell table:style-name="Таблица1.A2" office:value-type="string">
              <text:p text:style-name="Table_20_Contents"><text:a xlink:type="simple" xlink:href="https://www.scalemates.com/kits/trumpeter-09569-p-40-1s12-long-track-s-band-acquisition-radar--1141899" text:style-name="Internet_20_link" text:visited-style-name="Visited_20_Internet_20_Link">P-40/1S12 Long Track S-band acquisition radar, Trumpeter 09569 (2021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447983680.html?sku_id=12000029211333061" text:style-name="Internet_20_link" text:visited-style-name="Visited_20_Internet_20_Link">5987.34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rumpeter%2009569&amp;_csrf=&amp;name=&amp;priceFrom=&amp;priceTo=&amp;availability=&amp;availability=all&amp;scale=&amp;per-page=1" text:style-name="Internet_20_link" text:visited-style-name="Visited_20_Internet_20_Link">7826.91</text:a></text:p>
            </table:table-cell>
            <table:table-cell table:style-name="Таблица1.B2" office:value-type="string">
              <text:p text:style-name="P4"><text:a xlink:type="simple" xlink:href="https://i-modelist.ru/search.html?all=1&amp;q=09569%20Trumpeter%20&amp;x=0&amp;y=0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www.platcdarm.ru/tovar/?q=09569%20Trumpeter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09569%20Trumpeter%20&amp;s=" text:style-name="Internet_20_link" text:visited-style-name="Visited_20_Internet_20_Link">9190.0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rumpeter%2009569&amp;how=r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09569%20Trumpeter%20%22" text:style-name="Internet_20_link" text:visited-style-name="Visited_20_Internet_20_Link">8180.0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09569%20" text:style-name="Internet_20_link" text:visited-style-name="Visited_20_Internet_20_Link">NOTFOUND</text:a></text:p>
            </table:table-cell>
          </table:table-row>
          <table:table-row table:style-name="TableLine2003630588736">
            <table:table-cell table:style-name="Таблица1.A2" office:value-type="string">
              <text:p text:style-name="Table_20_Contents"><text:a xlink:type="simple" xlink:href="https://www.scalemates.com/kits/border-model-bc-001-apocalypse--1432490" text:style-name="Internet_20_link" text:visited-style-name="Visited_20_Internet_20_Link">Apocalypse, Border Model BC-001 (2022)</text:a></text:p>
            </table:table-cell>
            <table:table-cell table:style-name="Таблица1.B2" office:value-type="string">
              <text:p text:style-name="Table_20_Contents"><text:a xlink:type="simple" xlink:href="https://aliexpress.ru/item/1005004917032803.html?sku_id=12000031009280287" text:style-name="Internet_20_link" text:visited-style-name="Visited_20_Internet_20_Link">4159.38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Border%20Model%20BC-001&amp;_csrf=&amp;name=&amp;priceFrom=&amp;priceTo=&amp;availability=&amp;availability=all&amp;scale=&amp;per-page=1" text:style-name="Internet_20_link" text:visited-style-name="Visited_20_Internet_20_Link">3630.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BC-001%20Border%20Model%20&amp;x=0&amp;y=0" text:style-name="Internet_20_link" text:visited-style-name="Visited_20_Internet_20_Link">4990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BC-001%20Border%20Model" text:style-name="Internet_20_link" text:visited-style-name="Visited_20_Internet_20_Link">3582.0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BC-001%20Border%20Model%20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Border%20Model%20BC-001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BC-001%20Border%20Model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magazin/product/predzakaz-bc-001-sovetskij-tank-apokalipsis" text:style-name="Internet_20_link" text:visited-style-name="Visited_20_Internet_20_Link">3690.0</text:a></text:p>
            </table:table-cell>
          </table:table-row>
          <table:table-row table:style-name="TableLine2003630594848">
            <table:table-cell table:style-name="Таблица1.A2" office:value-type="string">
              <text:p text:style-name="Table_20_Contents"><text:a xlink:type="simple" xlink:href="https://www.scalemates.com/kits/tiger-model-4610-t-90ms-mbt--1123385" text:style-name="Internet_20_link" text:visited-style-name="Visited_20_Internet_20_Link">Russian T-90MS MBT, Tiger Model 4610 (2018)</text:a></text:p>
            </table:table-cell>
            <table:table-cell table:style-name="Таблица1.B2" office:value-type="string">
              <text:p text:style-name="Table_20_Contents"><text:a xlink:type="simple" xlink:href="https://aliexpress.ru/item/32973441342.html?sku_id=66766124928" text:style-name="Internet_20_link" text:visited-style-name="Visited_20_Internet_20_Link">4213.39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TIGER%20MODEL%204610&amp;_csrf=&amp;name=&amp;priceFrom=&amp;priceTo=&amp;availability=&amp;availability=all&amp;scale=&amp;per-page=1" text:style-name="Internet_20_link" text:visited-style-name="Visited_20_Internet_20_Link">4246.06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4610%20TIGER%20MODEL%20&amp;x=0&amp;y=0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www.platcdarm.ru/tovar/?q=4610%20TIGER%20MODEL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4610%20TIGER%20MODEL%20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TIGER%20MODEL%204610&amp;how=r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4610%20TIGER%20MODEL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4610%20" text:style-name="Internet_20_link" text:visited-style-name="Visited_20_Internet_20_Link">NOTFOUND</text:a></text:p>
            </table:table-cell>
          </table:table-row>
          <table:table-row table:style-name="TableLine2003630594576">
            <table:table-cell table:style-name="Таблица1.A2" office:value-type="string">
              <text:p text:style-name="Table_20_Contents"><text:a xlink:type="simple" xlink:href="https://www.scalemates.com/kits/meng-model-ts-018-t-10m-heavy-tank--940805" text:style-name="Internet_20_link" text:visited-style-name="Visited_20_Internet_20_Link">Soviet T-10M Heavy Tank, Meng Model TS-018 (2015)</text:a></text:p>
            </table:table-cell>
            <table:table-cell table:style-name="Таблица1.B2" office:value-type="string">
              <text:p text:style-name="Table_20_Contents"><text:a xlink:type="simple" xlink:href="https://aliexpress.ru/item/1005003968847333.html?sku_id=12000027594099715" text:style-name="Internet_20_link" text:visited-style-name="Visited_20_Internet_20_Link">3853.17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Meng%20TS-018&amp;_csrf=&amp;name=&amp;priceFrom=&amp;priceTo=&amp;availability=&amp;availability=all&amp;scale=&amp;per-page=1" text:style-name="Internet_20_link" text:visited-style-name="Visited_20_Internet_20_Link">3720.99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TS-018%20Meng%20&amp;x=0&amp;y=0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www.platcdarm.ru/tovar/?q=TS-018%20Meng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TS-018%20Meng%20&amp;s=" text:style-name="Internet_20_link" text:visited-style-name="Visited_20_Internet_20_Link">OUTOFSTOCK</text:a></text:p>
            </table:table-cell>
            <table:table-cell table:style-name="Таблица1.B2" office:value-type="string">
              <text:p text:style-name="Table_20_Contents"><text:a xlink:type="simple" xlink:href="https://arma-models.ru/catalog/?q=Meng%20TS-018&amp;how=r" text:style-name="Internet_20_link" text:visited-style-name="Visited_20_Internet_20_Link">4783.0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TS-018%20Meng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TS-018%20" text:style-name="Internet_20_link" text:visited-style-name="Visited_20_Internet_20_Link">NOTFOUND</text:a></text:p>
            </table:table-cell>
          </table:table-row>
          <table:table-row table:style-name="TableLine2003630595392">
            <table:table-cell table:style-name="Таблица1.A2" office:value-type="string">
              <text:p text:style-name="Table_20_Contents"><text:a xlink:type="simple" xlink:href="https://www.scalemates.com/kits/i-love-kit-63536-m1278-heavy-guns-carrier-general-purpose-jltv-gp--1414577" text:style-name="Internet_20_link" text:visited-style-name="Visited_20_Internet_20_Link">M1278 Heavy Guns Carrier - General Purpose (JLTV-GP), I Love Kit 63536 (2022)</text:a></text:p>
            </table:table-cell>
            <table:table-cell table:style-name="Таблица1.B2" office:value-type="string">
              <text:p text:style-name="Table_20_Contents"><text:a xlink:type="simple" xlink:href="https://aliexpress.ru/wholesale?SearchText=I%20Love%20Kit%2063536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odel-lavka.ru/catalog?query=I%20Love%20Kit%2063536&amp;_csrf=&amp;name=&amp;priceFrom=&amp;priceTo=&amp;availability=&amp;availability=all&amp;scale=&amp;per-page=1" text:style-name="Internet_20_link" text:visited-style-name="Visited_20_Internet_20_Link">4129.58</text:a></text:p>
            </table:table-cell>
            <table:table-cell table:style-name="Таблица1.B2" office:value-type="string">
              <text:p text:style-name="Table_20_Contents"><text:a xlink:type="simple" xlink:href="https://i-modelist.ru/search.html?all=1&amp;q=63536%20I%20Love%20Kit%20&amp;x=0&amp;y=0" text:style-name="Internet_20_link" text:visited-style-name="Visited_20_Internet_20_Link">4669.0</text:a></text:p>
            </table:table-cell>
            <table:table-cell table:style-name="Таблица1.B2" office:value-type="string">
              <text:p text:style-name="Table_20_Contents"><text:a xlink:type="simple" xlink:href="https://www.platcdarm.ru/tovar/?q=63536%20I%20Love%20Kit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lavka.modelist.spb.ru/search/index.php?q=63536%20I%20Love%20Kit%20&amp;s=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arma-models.ru/catalog/?q=I%20Love%20Kit%2063536&amp;how=r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elista.ru/searchSmart/?query=%2263536%20I%20Love%20Kit%20%22" text:style-name="Internet_20_link" text:visited-style-name="Visited_20_Internet_20_Link">NOTFOUND</text:a></text:p>
            </table:table-cell>
            <table:table-cell table:style-name="Таблица1.B2" office:value-type="string">
              <text:p text:style-name="Table_20_Contents"><text:a xlink:type="simple" xlink:href="https://mirmodspb.ru/search?search=63536%20" text:style-name="Internet_20_link" text:visited-style-name="Visited_20_Internet_20_Link">NOTFOUND</text:a></text:p>
            </table:table-cell>
          </table:table-row>
          <table:table-row table:style-name="TableLine2003630595664">
            <table:table-cell table:style-name="Таблица1.A2" office:value-type="string">
              <text:p text:style-name="Table_20_Contents">---</text:p>
            </table:table-cell>
            <table:table-cell table:style-name="Таблица1.B29" table:number-columns-spanned="8" office:value-type="string">
              <text:p text:style-name="P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2003630597024">
            <table:table-cell table:style-name="Таблица1.A30" office:value-type="string">
              <text:p text:style-name="Table_20_Contents">TOTAL:</text:p>
            </table:table-cell>
            <table:table-cell table:style-name="Таблица1.B30" office:value-type="string">
              <text:p text:style-name="Table_20_Contents">75342.33</text:p>
            </table:table-cell>
            <table:table-cell table:style-name="Таблица1.B30" office:value-type="string">
              <text:p text:style-name="Table_20_Contents">80534.09</text:p>
            </table:table-cell>
            <table:table-cell table:style-name="Таблица1.B30" office:value-type="string">
              <text:p text:style-name="Table_20_Contents">25444.0</text:p>
            </table:table-cell>
            <table:table-cell table:style-name="Таблица1.B30" office:value-type="string">
              <text:p text:style-name="Table_20_Contents">46330.0</text:p>
            </table:table-cell>
            <table:table-cell table:style-name="Таблица1.B30" office:value-type="string">
              <text:p text:style-name="Table_20_Contents">19260.0</text:p>
            </table:table-cell>
            <table:table-cell table:style-name="Таблица1.B30" office:value-type="string">
              <text:p text:style-name="Table_20_Contents">18809.0</text:p>
            </table:table-cell>
            <table:table-cell table:style-name="Таблица1.B30" office:value-type="string">
              <text:p text:style-name="Table_20_Contents">34092.0</text:p>
            </table:table-cell>
            <table:table-cell table:style-name="Таблица1.B30" office:value-type="string">
              <text:p text:style-name="Table_20_Contents">23990.0</text:p>
            </table:table-cell>
          </table:table-row>
        </table:table>
        <text:p text:style-name="Text_20_body"/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3T11:33:37.227000000</meta:creation-date>
    <dc:date>2022-11-14T00:25:28.989000000</dc:date>
    <meta:editing-duration>PT1H16M7S</meta:editing-duration>
    <meta:editing-cycles>8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62" meta:word-count="465" meta:character-count="3280" meta:non-whitespace-character-count="3068"/>
  </office:meta>
</office:document-meta>
</file>